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9"/>
  </office:automatic-styles>
  <office:body>
    <office:spreadsheet>
      <table:calculation-settings table:automatic-find-labels="false"/>
      <table:table table:name="Matrix Elements SFF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1-Rb87</text:p>
          </table:table-cell>
          <table:table-cell table:formula="of:=1/6" office:value-type="float" office:value="0.166666666666667" calcext:value-type="float">
            <text:p>0.166667</text:p>
          </table:table-cell>
          <table:table-cell table:formula="of:=5/12" office:value-type="float" office:value="0.416666666666667" calcext:value-type="float">
            <text:p>0.416667</text:p>
          </table:table-cell>
          <table:table-cell table:formula="of:=5/12" office:value-type="float" office:value="0.416666666666667" calcext:value-type="float">
            <text:p>0.416667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-Rb87</text:p>
          </table:table-cell>
          <table:table-cell office:value-type="float" office:value="0" calcext:value-type="float">
            <text:p>0.000000</text:p>
          </table:table-cell>
          <table:table-cell table:formula="of:=1/20" office:value-type="float" office:value="0.05" calcext:value-type="float">
            <text:p>0.050000</text:p>
          </table:table-cell>
          <table:table-cell table:formula="of:=1/4" office:value-type="float" office:value="0.25" calcext:value-type="float">
            <text:p>0.250000</text:p>
          </table:table-cell>
          <table:table-cell table:formula="of:=7/10" office:value-type="float" office:value="0.7" calcext:value-type="float">
            <text:p>0.700000</text:p>
          </table:table-cell>
          <table:table-cell office:value-type="float" office:value="0" calcext:value-type="float">
            <text:p>0.0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-Rb85</text:p>
          </table:table-cell>
          <table:table-cell office:value-type="float" office:value="0" calcext:value-type="float">
            <text:p>0.000000</text:p>
          </table:table-cell>
          <table:table-cell table:formula="of:=3/10" office:value-type="float" office:value="0.3" calcext:value-type="float">
            <text:p>0.300000</text:p>
          </table:table-cell>
          <table:table-cell table:formula="of:=7/18" office:value-type="float" office:value="0.388888888888889" calcext:value-type="float">
            <text:p>0.388889</text:p>
          </table:table-cell>
          <table:table-cell table:formula="of:=14/45" office:value-type="float" office:value="0.311111111111111" calcext:value-type="float">
            <text:p>0.311111</text:p>
          </table:table-cell>
          <table:table-cell office:value-type="float" office:value="0" calcext:value-type="float">
            <text:p>0.0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-Rb85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5/63" office:value-type="float" office:value="0.0793650793650794" calcext:value-type="float">
            <text:p>0.079365</text:p>
          </table:table-cell>
          <table:table-cell table:formula="of:=5/18" office:value-type="float" office:value="0.277777777777778" calcext:value-type="float">
            <text:p>0.277778</text:p>
          </table:table-cell>
          <table:table-cell table:formula="of:=9/14" office:value-type="float" office:value="0.642857142857143" calcext:value-type="float">
            <text:p>0.642857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perfine Shifts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b85-S</text:p>
          </table:table-cell>
          <table:table-cell office:value-type="string" calcext:value-type="string">
            <text:p>Rb85-P</text:p>
          </table:table-cell>
          <table:table-cell office:value-type="string" calcext:value-type="string">
            <text:p>Rb87-S</text:p>
          </table:table-cell>
          <table:table-cell office:value-type="string" calcext:value-type="string">
            <text:p>Rb87-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02.5" calcext:value-type="float">
            <text:p>-30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113.1" calcext:value-type="float">
            <text:p>-113.1</text:p>
          </table:table-cell>
          <table:table-cell office:value-type="float" office:value="4352" calcext:value-type="float">
            <text:p>4352</text:p>
          </table:table-cell>
          <table:table-cell office:value-type="float" office:value="-230.2" calcext:value-type="float">
            <text:p>-23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1" calcext:value-type="float">
            <text:p>1771</text:p>
          </table:table-cell>
          <table:table-cell office:value-type="float" office:value="-83.8" calcext:value-type="float">
            <text:p>-83.8</text:p>
          </table:table-cell>
          <table:table-cell office:value-type="float" office:value="-2483" calcext:value-type="float">
            <text:p>-248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65" calcext:value-type="float">
            <text:p>-1265</text:p>
          </table:table-cell>
          <table:table-cell office:value-type="float" office:value="-20.5" calcext:value-type="float">
            <text:p>-20.5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0.2" calcext:value-type="float">
            <text:p>10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1:29:17.650319702</meta:creation-date>
    <dc:date>2017-02-08T11:47:34.302752103</dc:date>
    <meta:editing-duration>PT8M6S</meta:editing-duration>
    <meta:editing-cycles>1</meta:editing-cycles>
    <meta:document-statistic meta:table-count="2" meta:cell-count="50" meta:object-count="0"/>
    <meta:generator>LibreOffice/5.1.4.2$Linux_X86_64 LibreOffice_project/10m0$Build-2</meta:generator>
  </office:meta>
</office:document-meta>
</file>